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font-name="FreeSans" fo:font-size="11pt" officeooo:rsid="000fca95" officeooo:paragraph-rsid="000fca95" style:font-size-asian="11pt" style:font-size-complex="11pt"/>
    </style:style>
    <style:style style:name="P2" style:family="paragraph" style:parent-style-name="Standard">
      <style:text-properties style:font-name="FreeSans" fo:font-size="11pt" officeooo:rsid="000fca95" officeooo:paragraph-rsid="0011e292" style:font-size-asian="11pt" style:font-size-complex="11pt"/>
    </style:style>
    <style:style style:name="P3" style:family="paragraph" style:parent-style-name="Standard">
      <style:text-properties style:font-name="FreeSans" fo:font-size="11pt" officeooo:rsid="0011e292" officeooo:paragraph-rsid="0011e292" style:font-size-asian="11pt" style:font-size-complex="11pt"/>
    </style:style>
    <style:style style:name="P4" style:family="paragraph" style:parent-style-name="Standard">
      <style:text-properties style:font-name="FreeSans" fo:font-size="11pt" fo:font-weight="bold" officeooo:rsid="000fca95" officeooo:paragraph-rsid="000fca95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FreeSans" fo:font-size="11pt" fo:font-weight="normal" officeooo:rsid="0011e292" officeooo:paragraph-rsid="000fca95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FreeSans" fo:font-size="11pt" fo:font-weight="bold" officeooo:rsid="000fca95" officeooo:paragraph-rsid="000fca95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FreeSans" fo:font-size="11pt" officeooo:rsid="000fca95" officeooo:paragraph-rsid="0011e292" style:font-size-asian="11pt" style:font-size-complex="11pt"/>
    </style:style>
    <style:style style:name="P8" style:family="paragraph" style:parent-style-name="Standard">
      <style:text-properties style:font-name="FreeSans" fo:font-size="11pt" officeooo:rsid="000fca95" officeooo:paragraph-rsid="000fca95" style:font-size-asian="11pt" style:font-size-complex="11pt"/>
    </style:style>
    <style:style style:name="P9" style:family="paragraph" style:parent-style-name="Standard">
      <style:text-properties style:font-name="FreeSans" fo:font-size="11pt" officeooo:rsid="00126f2a" officeooo:paragraph-rsid="00126f2a" style:font-size-asian="11pt" style:font-size-complex="11pt"/>
    </style:style>
    <style:style style:name="P10" style:family="paragraph" style:parent-style-name="Standard">
      <style:text-properties style:font-name="FreeSans" fo:font-size="11pt" officeooo:rsid="0014964a" officeooo:paragraph-rsid="0014964a" style:font-size-asian="11pt" style:font-size-complex="11pt"/>
    </style:style>
    <style:style style:name="P11" style:family="paragraph" style:parent-style-name="Standard">
      <style:text-properties style:font-name="FreeSans" fo:font-size="11pt" officeooo:rsid="00154131" officeooo:paragraph-rsid="00154131" style:font-size-asian="11pt" style:font-size-complex="11pt"/>
    </style:style>
    <style:style style:name="P12" style:family="paragraph" style:parent-style-name="Standard">
      <style:text-properties style:font-name="FreeSans" fo:font-size="11pt" officeooo:rsid="00154131" officeooo:paragraph-rsid="00154db1" style:font-size-asian="11pt" style:font-size-complex="11pt"/>
    </style:style>
    <style:style style:name="P13" style:family="paragraph" style:parent-style-name="Standard">
      <style:text-properties style:font-name="FreeSans" fo:font-size="11pt" officeooo:rsid="00170c20" officeooo:paragraph-rsid="00170c20" style:font-size-asian="11pt" style:font-size-complex="11pt"/>
    </style:style>
    <style:style style:name="P14" style:family="paragraph" style:parent-style-name="Standard">
      <style:text-properties style:font-name="FreeSans" fo:font-size="11pt" officeooo:rsid="00170c20" officeooo:paragraph-rsid="0018fbe9" style:font-size-asian="11pt" style:font-size-complex="11pt"/>
    </style:style>
    <style:style style:name="P15" style:family="paragraph" style:parent-style-name="Standard">
      <style:text-properties style:font-name="FreeSans" fo:font-size="11pt" officeooo:rsid="0018fbe9" officeooo:paragraph-rsid="0018fbe9" style:font-size-asian="11pt" style:font-size-complex="11pt"/>
    </style:style>
    <style:style style:name="P16" style:family="paragraph" style:parent-style-name="Standard">
      <style:text-properties style:font-name="FreeSans" fo:font-size="11pt" officeooo:rsid="0019f016" officeooo:paragraph-rsid="0019f016" style:font-size-asian="11pt" style:font-size-complex="11pt"/>
    </style:style>
    <style:style style:name="P17" style:family="paragraph" style:parent-style-name="Standard">
      <style:text-properties style:font-name="FreeSans" fo:font-size="11pt" style:text-underline-style="solid" style:text-underline-width="auto" style:text-underline-color="font-color" officeooo:rsid="000fca95" officeooo:paragraph-rsid="0011e292" style:font-size-asian="11pt" style:font-size-complex="11pt"/>
    </style:style>
    <style:style style:name="P18" style:family="paragraph" style:parent-style-name="Standard">
      <style:text-properties style:font-name="FreeSans" fo:font-size="11pt" style:text-underline-style="solid" style:text-underline-width="auto" style:text-underline-color="font-color" officeooo:rsid="00170c20" officeooo:paragraph-rsid="00170c20" style:font-size-asian="11pt" style:font-size-complex="11pt"/>
    </style:style>
    <style:style style:name="P19" style:family="paragraph" style:parent-style-name="Standard">
      <style:text-properties style:font-name="FreeSans" fo:font-size="11pt" style:text-underline-style="solid" style:text-underline-width="auto" style:text-underline-color="font-color" fo:font-weight="normal" officeooo:rsid="000fca95" officeooo:paragraph-rsid="0011e292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e292"/>
    </style:style>
    <style:style style:name="T3" style:family="text">
      <style:text-properties fo:font-weight="normal" officeooo:rsid="0011e292" style:font-weight-asian="normal" style:font-weight-complex="normal"/>
    </style:style>
    <style:style style:name="T4" style:family="text">
      <style:text-properties officeooo:rsid="001451ab"/>
    </style:style>
    <style:style style:name="T5" style:family="text">
      <style:text-properties officeooo:rsid="0014964a"/>
    </style:style>
    <style:style style:name="T6" style:family="text">
      <style:text-properties officeooo:rsid="00154131"/>
    </style:style>
    <style:style style:name="T7" style:family="text">
      <style:text-properties style:text-underline-style="solid" style:text-underline-width="auto" style:text-underline-color="font-color" officeooo:rsid="00154131"/>
    </style:style>
    <style:style style:name="T8" style:family="text">
      <style:text-properties style:text-underline-style="none" officeooo:rsid="00154131"/>
    </style:style>
    <style:style style:name="T9" style:family="text">
      <style:text-properties officeooo:rsid="00154db1"/>
    </style:style>
    <style:style style:name="T10" style:family="text">
      <style:text-properties fo:font-style="italic" officeooo:rsid="00154131" style:font-style-asian="italic" style:font-style-complex="italic"/>
    </style:style>
    <style:style style:name="T11" style:family="text">
      <style:text-properties fo:font-style="italic" officeooo:rsid="00154db1" style:font-style-asian="italic" style:font-style-complex="italic"/>
    </style:style>
    <style:style style:name="T12" style:family="text">
      <style:text-properties fo:font-style="normal" officeooo:rsid="00154db1" style:font-style-asian="normal" style:font-style-complex="normal"/>
    </style:style>
    <style:style style:name="T13" style:family="text">
      <style:text-properties fo:font-style="normal" officeooo:rsid="00170c20" style:font-style-asian="normal" style:font-style-complex="normal"/>
    </style:style>
    <style:style style:name="T14" style:family="text">
      <style:text-properties officeooo:rsid="00170c20"/>
    </style:style>
    <style:style style:name="T15" style:family="text">
      <style:text-properties officeooo:rsid="0018fb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kademie der Wissenschaften zu Göttingen</text:p>
      <text:p text:style-name="P3">Blumenbach TEI Datenbank</text:p>
      <text:p text:style-name="P1"/>
      <text:p text:style-name="P1"><text:span text:style-name="T1">Study Report: <text:s/></text:span><text:span text:style-name="T3">16 November 2014</text:span></text:p>
      <text:p text:style-name="P5"/>
      <text:p text:style-name="P17">Description of the Project:</text:p>
      <text:p text:style-name="P9"/>
      <text:p text:style-name="P9">The Blumenbach TEI Datenbank will consist of the following substantive components:</text:p>
      <text:p text:style-name="P9"/>
      <text:p text:style-name="P9">1. <text:s/>An instance of the stand alone server eXist db</text:p>
      <text:p text:style-name="P9"><text:tab/>a) requires Oracle Java 7 JRE</text:p>
      <text:p text:style-name="P9"><text:s text:c="11"/><text:tab/>b) requires Apache Ant as a build tool</text:p>
      <text:p text:style-name="P9"><text:tab/>c) requires Apache2 webserver with http_proxy module for remote access on port 80</text:p>
      <text:p text:style-name="P9"><text:tab/>d) preferred installation on Ubuntu 14.04</text:p>
      <text:p text:style-name="P9">2.. An application (.xar) package:</text:p>
      <text:p text:style-name="P9"><text:s text:c="4"/><text:tab/>a) TEI-XML <text:span text:style-name="T6">encoded files (see #4)</text:span></text:p>
      <text:p text:style-name="P9"><text:tab/>b) (optional) xquery modules for application logic and pre-post processing</text:p>
      <text:p text:style-name="P9"><text:tab/>c) (optional) HTML templates for rendering content</text:p>
      <text:p text:style-name="P9"><text:tab/>d) (optional) XSL stylesheets </text:p>
      <text:p text:style-name="P9"><text:span text:style-name="T4"><text:tab/><text:tab/>1) the stylesheets may be located in or outside of the application subdirectory</text:span></text:p>
      <text:p text:style-name="P10"><text:tab/><text:span text:style-name="T10">Note: </text:span><text:span text:style-name="T6">the .xar package is easily portable to other instances and represents </text:span><text:span text:style-name="T7">a very nice</text:span><text:span text:style-name="T8"> facility <text:tab/>for archiving of repository data</text:span></text:p>
      <text:p text:style-name="P10">3. External content management and querying framework</text:p>
      <text:p text:style-name="P2"><text:s/><text:tab/><text:span text:style-name="T5">a) accessing eXist db using the REST or XML-RPC api can provide structured datasets for <text:tab/>rendering inline content.</text:span></text:p>
      <text:p text:style-name="P2"><text:tab/><text:span text:style-name="T6">b) requirements of rendered views and query format to be determined in workshop</text:span></text:p>
      <text:p text:style-name="P12"><text:tab/><text:span text:style-name="T11">Note: </text:span><text:span text:style-name="T12">Using an existing CMS is preferred. <text:s/>Selection to be evaluated based on </text:span><text:span text:style-name="T13">requirements <text:tab/>of </text:span><text:span text:style-name="T12">use cases for datasets</text:span></text:p>
      <text:p text:style-name="P12">4. <text:s/>TEI File Creation <text:span text:style-name="T9">and Enhancement Process</text:span></text:p>
      <text:p text:style-name="P11"><text:tab/>a) from HTML datasets this process will have the following methods:</text:p>
      <text:p text:style-name="P11"><text:tab/><text:tab/>1) Tidy raw HTML using JTidy</text:p>
      <text:p text:style-name="P11"><text:tab/><text:tab/>2) scrub HTML with perl script to remove non-XML tag<text:span text:style-name="T14">s</text:span> and attributes</text:p>
      <text:p text:style-name="P11"><text:tab/><text:tab/>3) map HTML4 Character Entity References to XHTML DTD</text:p>
      <text:p text:style-name="P11"><text:tab/><text:tab/>4) map HTML entity attributes (class) to TEI schema</text:p>
      <text:p text:style-name="P11"><text:tab/><text:tab/>5) add node ids to all document structures <text:span text:style-name="T14">(see 4.b)</text:span></text:p>
      <text:p text:style-name="P11"><text:tab/>b) extending to existing TEI datasets (@DTA) would involve</text:p>
      <text:p text:style-name="P11"><text:tab/><text:tab/>1) evaluating existing limitations of TEI schema implementation</text:p>
      <text:p text:style-name="P11"><text:tab/><text:tab/>2) supplementing TEI files with missing or incorrect element atttributes</text:p>
      <text:p text:style-name="P2"/>
      <text:p text:style-name="P19"><text:span text:style-name="T2">T</text:span>he Scope of the Project:</text:p>
      <text:p text:style-name="P2"><text:span text:style-name="T9">The Blumenbach TEI Datenbank aims to structure the Bibliographie of Works and the Briefregesten of JF Blumenbach. <text:s/>This Datenbank will be used for advancement of research and knowledge by the Akademie.</text:span></text:p>
      <text:p text:style-name="P1"/>
      <text:p text:style-name="P18">Tools:</text:p>
      <text:p text:style-name="P13">The development tools for this project are extensive.</text:p>
      <text:p text:style-name="P14">This is a hybrid project and involves a multi-lingual development approach using Java, Javascript, PHP, Perl, Xquery, XML/XHTML/XSL, TEI, and HTML. <text:s/></text:p>
      <text:p text:style-name="P14"/>
      <text:p text:style-name="P14">The CVS platform will be Github, with three repositories: </text:p>
      <text:p text:style-name="P14">– eXist db and application development: <text:s/><text:a xlink:type="simple" xlink:href="https://github.com/christopher-johnson/eXist-Blumenbach"><text:span text:style-name="T15">https://github.com/christopher-johnson/eXist-Blumenbach</text:span></text:a></text:p>
      <text:p text:style-name="P14">–<text:span text:style-name="T15">TEI Tools and files: <text:s/></text:span><text:a xlink:type="simple" xlink:href="https://github.com/christopher-johnson/Blumenbach-TEI"><text:span text:style-name="T15">https://github.com/christopher-johnson/Blumenbach-TEI</text:span></text:a></text:p>
      <text:p text:style-name="P14">--PHP CMS framework. <text:s/><text:span text:style-name="T15">(not yet implemented)</text:span></text:p>
      <text:p text:style-name="P14"/>
      <text:p text:style-name="P14"/>
      <text:p text:style-name="P15"><text:soft-page-break/>Development Instances</text:p>
      <text:p text:style-name="P14"><text:span text:style-name="T15">R</text:span>emote test eXistdb instance on wmflabs (<text:span text:style-name="T15">http://</text:span>exist-bb.wmflabs.org) and a local instance. <text:s/>Both instances have been built <text:span text:style-name="T15">as stand alone servers </text:span>with debugging enabled and <text:span text:style-name="T15">Java Management extensions</text:span> <text:s/><text:span text:style-name="T15">on port 1099. <text:s/>Apache with reverse proxy enables access to remote on port 80. <text:s/>Local instance serves on port 8088.</text:span></text:p>
      <text:p text:style-name="P1"/>
      <text:p text:style-name="P15">Development tools:</text:p>
      <text:p text:style-name="P15">git for CVS tracking</text:p>
      <text:p text:style-name="P15">repos cloned so far include: </text:p>
      <text:p text:style-name="P15"><text:a xlink:type="simple" xlink:href="https://github.com/eXist-db/exist.git">https://github.com/eXist-db/exist.git</text:a></text:p>
      <text:p text:style-name="P15"><text:a xlink:type="simple" xlink:href="https://github.com/TEIC/Stylesheets.git">https://github.com/TEIC/Stylesheets.git</text:a></text:p>
      <text:p text:style-name="P15"/>
      <text:p text:style-name="P16">IDEs:</text:p>
      <text:p text:style-name="P16">eXide: </text:p>
      <text:p text:style-name="P16">the XML editor and application builder included with eXist. <text:s/>Very nice and useful tool.</text:p>
      <text:p text:style-name="P16">Oxygen XML Editor 16:</text:p>
      <text:p text:style-name="P16">useful for direct access to local and remote eXist db datasources, for TEI-XML validation, and for transformation scenarios using Saxon PE. <text:s/>Not useful for debugging eXist Xquery.</text:p>
      <text:p text:style-name="P16">PHPStorm </text:p>
      <text:p text:style-name="P16">useful for finding functions in eXist Java codebase and accessing the RESTful webservice. <text:s/>Not useful for XML validation or editing or debugging.</text:p>
      <text:p text:style-name="P16">Eclipse Kepler:</text:p>
      <text:p text:style-name="P16">for </text:p>
      <text:p text:style-name="P16">Emacs with Geben:</text:p>
      <text:p text:style-name="P16">useful for debugging on localhost. <text:s/>Not useful for anything else. <text:s/></text:p>
      <text:p text:style-name="P15"/>
      <text:p text:style-name="P16">Java tools:</text:p>
      <text:p text:style-name="P16">Apache Ant, jconsole, jtidy, java -jar start.jar org.exist.backup.ExportGUI</text:p>
      <text:p text:style-name="P16"/>
      <text:p text:style-name="P1">v. A high-level description of the target environment in which the Delivered System will operate </text:p>
      <text:p text:style-name="P1">vi. The deliverables of the project </text:p>
      <text:p text:style-name="P1">vii. The external costs of the project. </text:p>
      <text:p text:style-name="P1">viii. The Suitability/Risk List assessment results </text:p>
      <text:p text:style-name="P1"/>
      <text:p text:style-name="P4">Prioritized Requirements List </text:p>
      <text:p text:style-name="P1"/>
      <text:p text:style-name="P4">Project Plan </text:p>
      <text:p text:style-name="P1">i. Schedule from Functional Model Iteration through to the end of </text:p>
      <text:p text:style-name="P1">Implementation, including a Time-box Plan for each time-box </text:p>
      <text:p text:style-name="P1">ii. Key dates, such as user reviews, handover to support staff </text:p>
      <text:p text:style-name="P1">iii. Project organisation including support roles </text:p>
      <text:p text:style-name="P1">iv. Delivery date </text:p>
      <text:p text:style-name="P1">v. Progress reporting, the frequency of reports, to whom progress will be </text:p>
      <text:p text:style-name="P1">reported by whom and how </text:p>
      <text:p text:style-name="P1">vi. Reference to any relevant organisational standards and procedures to be used </text:p>
      <text:p text:style-name="P1">and comments about how these are to be applied if there are any special </text:p>
      <text:p text:style-name="P1">considerations </text:p>
      <text:p text:style-name="P1">vii. Important dependencies between other parts of the organisation </text:p>
      <text:p text:style-name="P1">viii. Agreement for the authorization and acceptance of all deliverabl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20:20:59.051371694</meta:creation-date>
    <dc:date>2014-11-16T13:14:07.153468241</dc:date>
    <meta:editing-duration>PT44M55S</meta:editing-duration>
    <meta:editing-cycles>6</meta:editing-cycles>
    <meta:generator>LibreOffice/4.2.7.2$Linux_x86 LibreOffice_project/420m0$Build-2</meta:generator>
    <meta:document-statistic meta:table-count="0" meta:image-count="0" meta:object-count="0" meta:page-count="2" meta:paragraph-count="78" meta:word-count="677" meta:character-count="4600" meta:non-whitespace-character-count="3908"/>
  </office:meta>
</office:document-meta>
</file>